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2168" officeooo:paragraph-rsid="000c2168"/>
    </style:style>
    <style:style style:name="P2" style:family="paragraph" style:parent-style-name="Standard" style:list-style-name="L1">
      <style:text-properties officeooo:rsid="000c2168" officeooo:paragraph-rsid="000c2168"/>
    </style:style>
    <style:style style:name="P3" style:family="paragraph" style:parent-style-name="Standard" style:list-style-name="L2">
      <style:text-properties officeooo:rsid="000c2168" officeooo:paragraph-rsid="000c2168"/>
    </style:style>
    <style:style style:name="P4" style:family="paragraph" style:parent-style-name="Standard" style:list-style-name="L3">
      <style:text-properties officeooo:rsid="000c2168" officeooo:paragraph-rsid="000c2168"/>
    </style:style>
    <style:style style:name="P5" style:family="paragraph" style:parent-style-name="Standard" style:list-style-name="L4">
      <style:text-properties officeooo:rsid="000c2168" officeooo:paragraph-rsid="000c2168"/>
    </style:style>
    <style:style style:name="P6" style:family="paragraph" style:parent-style-name="Standard" style:list-style-name="L5">
      <style:text-properties officeooo:paragraph-rsid="000c2168"/>
    </style:style>
    <style:style style:name="P7" style:family="paragraph" style:parent-style-name="Standard" style:list-style-name="L5">
      <style:text-properties officeooo:rsid="000d07ca" officeooo:paragraph-rsid="000d07ca"/>
    </style:style>
    <style:style style:name="P8" style:family="paragraph" style:parent-style-name="Standard" style:list-style-name="L3">
      <style:text-properties officeooo:rsid="000d07ca" officeooo:paragraph-rsid="000d07ca"/>
    </style:style>
    <style:style style:name="P9" style:family="paragraph" style:parent-style-name="Standard">
      <style:text-properties officeooo:rsid="000d07ca" officeooo:paragraph-rsid="000d07ca"/>
    </style:style>
    <style:style style:name="P10" style:family="paragraph" style:parent-style-name="Standard" style:list-style-name="L6">
      <style:text-properties officeooo:rsid="000d07ca" officeooo:paragraph-rsid="000d07ca"/>
    </style:style>
    <style:style style:name="P11" style:family="paragraph" style:parent-style-name="Standard" style:list-style-name="L6">
      <style:text-properties officeooo:rsid="000dd574" officeooo:paragraph-rsid="000dd574"/>
    </style:style>
    <style:style style:name="P12" style:family="paragraph" style:parent-style-name="Standard">
      <style:text-properties officeooo:rsid="000dd574" officeooo:paragraph-rsid="000dd574"/>
    </style:style>
    <style:style style:name="P13" style:family="paragraph" style:parent-style-name="Standard">
      <style:text-properties officeooo:rsid="000f397d" officeooo:paragraph-rsid="000f397d"/>
    </style:style>
    <style:style style:name="P14" style:family="paragraph" style:parent-style-name="Standard" style:list-style-name="L8">
      <style:text-properties officeooo:rsid="000f397d" officeooo:paragraph-rsid="000f397d"/>
    </style:style>
    <style:style style:name="T1" style:family="text">
      <style:text-properties officeooo:rsid="000c2168"/>
    </style:style>
    <style:style style:name="T2" style:family="text">
      <style:text-properties officeooo:rsid="000d07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line:</text:p>
      <text:p text:style-name="P1"/>
      <text:p text:style-name="P1">What is this?</text:p>
      <text:p text:style-name="P1">A slide puzzle</text:p>
      <text:list xml:id="list143234217" text:style-name="L1">
        <text:list-item>
          <text:p text:style-name="P2">Takes an image and cuts it up into 9 pieces</text:p>
        </text:list-item>
        <text:list-item>
          <text:p text:style-name="P2">Changes a random piece to a “blank” image</text:p>
        </text:list-item>
        <text:list-item>
          <text:p text:style-name="P2">Tracks the pieces as a list</text:p>
        </text:list-item>
        <text:list-item>
          <text:p text:style-name="P2">Shuffles the pieces</text:p>
        </text:list-item>
        <text:list-item>
          <text:p text:style-name="P2">Presents the shuffled image to the user</text:p>
        </text:list-item>
        <text:list-item>
          <text:p text:style-name="P2">User selects the image to move</text:p>
        </text:list-item>
      </text:list>
      <text:p text:style-name="P1"/>
      <text:p text:style-name="P1">Cutting image:</text:p>
      <text:list xml:id="list76196934" text:style-name="L2">
        <text:list-item>
          <text:p text:style-name="P3">Loop through columns in each row:</text:p>
          <text:list>
            <text:list-item>
              <text:p text:style-name="P3">determine the coordinates to start copying a piece from the original</text:p>
            </text:list-item>
            <text:list-item>
              <text:p text:style-name="P3">create a new image from those coordinates and the piece size constant</text:p>
            </text:list-item>
          </text:list>
        </text:list-item>
        <text:list-item>
          <text:p text:style-name="P3">Each piece is then added to the list:</text:p>
          <text:list>
            <text:list-item>
              <text:p text:style-name="P3">containing its:</text:p>
              <text:list>
                <text:list-item>
                  <text:p text:style-name="P3">image</text:p>
                </text:list-item>
                <text:list-item>
                  <text:p text:style-name="P3">row</text:p>
                </text:list-item>
                <text:list-item>
                  <text:p text:style-name="P3">column</text:p>
                </text:list-item>
                <text:list-item>
                  <text:p text:style-name="P3">position (index starting at 1)</text:p>
                  <text:list>
                    <text:list-item>
                      <text:p text:style-name="P3">This is the correct position in the image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Removing a piece:</text:p>
      <text:list xml:id="list1363418424" text:style-name="L3">
        <text:list-item>
          <text:p text:style-name="P4">An empty list is made</text:p>
        </text:list-item>
        <text:list-item>
          <text:p text:style-name="P4">A blank image the size of the pieces is made</text:p>
        </text:list-item>
        <text:list-item>
          <text:p text:style-name="P4">A random integer between 1 – 9 (the position) is selected</text:p>
        </text:list-item>
        <text:list-item>
          <text:p text:style-name="P4">Each entry in the original list is looped over, if the random position comes up, it is replaced</text:p>
          <text:list>
            <text:list-item>
              <text:p text:style-name="P4">Blank image</text:p>
            </text:list-item>
            <text:list-item>
              <text:p text:style-name="P4">position = 0</text:p>
            </text:list-item>
          </text:list>
        </text:list-item>
        <text:list-item>
          <text:p text:style-name="P8">A representation of this is stored as solved_puzzle to determine when the puzzle is solved by the user</text:p>
        </text:list-item>
      </text:list>
      <text:p text:style-name="P1"/>
      <text:p text:style-name="P1">Determining a valid move:</text:p>
      <text:list xml:id="list1963354254" text:style-name="L4">
        <text:list-item>
          <text:p text:style-name="P5">Another list is made to see the puzzle state</text:p>
        </text:list-item>
        <text:list-item>
          <text:p text:style-name="P5">This is a list of lists with the numbers 1 – 9 representing the pieces:</text:p>
          <text:list>
            <text:list-item>
              <text:p text:style-name="P5">|1 2 3|</text:p>
            </text:list-item>
            <text:list-item>
              <text:p text:style-name="P5">|4 5 6|</text:p>
            </text:list-item>
            <text:list-item>
              <text:p text:style-name="P5">|7 8 9|</text:p>
            </text:list-item>
            <text:list-item>
              <text:p text:style-name="P5">But one position is represented with 0, the blank piece:</text:p>
            </text:list-item>
            <text:list-item>
              <text:p text:style-name="P5">|1 2 3|</text:p>
            </text:list-item>
            <text:list-item>
              <text:p text:style-name="P5">|4 5 6|</text:p>
            </text:list-item>
            <text:list-item>
              <text:p text:style-name="P5">|0 8 9|</text:p>
            </text:list-item>
          </text:list>
        </text:list-item>
        <text:list-item>
          <text:p text:style-name="P5">A function goes over this list and finds the 0 position</text:p>
          <text:list>
            <text:list-item>
              <text:p text:style-name="P5">Using that 0 position, the valid moves are determined and returned as a list</text:p>
            </text:list-item>
          </text:list>
        </text:list-item>
      </text:list>
      <text:p text:style-name="P1"/>
      <text:p text:style-name="P1">Shuffling:</text:p>
      <text:list xml:id="list4011722992" text:style-name="L5">
        <text:list-item>
          <text:p text:style-name="P6"><text:span text:style-name="T1">To shuffle the puzzle in a way that can be solved, the </text:span><text:span text:style-name="T2">puzzle is passed to the get_shuffled_pieces function</text:span></text:p>
        </text:list-item>
        <text:list-item>
          <text:p text:style-name="P7"><text:soft-page-break/>The puzzle has valid moves performed on it as determined in the SHUFFLES constant</text:p>
        </text:list-item>
        <text:list-item>
          <text:p text:style-name="P7">Randomly moving pieces can create an unsolvable puzzle</text:p>
        </text:list-item>
      </text:list>
      <text:p text:style-name="P9"/>
      <text:p text:style-name="P9">Showing the puzzle:</text:p>
      <text:list xml:id="list3140397552" text:style-name="L6">
        <text:list-item>
          <text:p text:style-name="P10">The puzzle is passed to the show_puzzle function</text:p>
          <text:list>
            <text:list-item>
              <text:p text:style-name="P10">This loops over each piece in the puzzle then uses the place_piece function to add the image of each position to an image the size of the original image</text:p>
            </text:list-item>
          </text:list>
        </text:list-item>
        <text:list-item>
          <text:p text:style-name="P11">place_piece function copies the pixels of the piece to the correct position in the puzzle image</text:p>
        </text:list-item>
      </text:list>
      <text:p text:style-name="P12"/>
      <text:p text:style-name="P13">Getting the user input:</text:p>
      <text:list xml:id="list434547609" text:style-name="L8">
        <text:list-item>
          <text:p text:style-name="P14">The image of the puzzle is shown</text:p>
        </text:list-item>
        <text:list-item>
          <text:p text:style-name="P14">The representation of the puzzle is given </text:p>
        </text:list-item>
        <text:list-item>
          <text:p text:style-name="P14">The same valid_moves function is used to tell the user which moves can be made</text:p>
        </text:list-item>
        <text:list-item>
          <text:p text:style-name="P14">The user then selects a move from the list of available moves</text:p>
        </text:list-item>
        <text:list-item>
          <text:p text:style-name="P14">The loop continues until the puzzle’s state matches the solved puzzle stat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02T16:26:47.960000000</meta:creation-date>
    <dc:date>2021-06-02T16:53:48.912000000</dc:date>
    <meta:editing-duration>PT4M59S</meta:editing-duration>
    <meta:editing-cycles>2</meta:editing-cycles>
    <meta:generator>LibreOffice/6.4.0.3$Windows_X86_64 LibreOffice_project/b0a288ab3d2d4774cb44b62f04d5d28733ac6df8</meta:generator>
    <meta:document-statistic meta:table-count="0" meta:image-count="0" meta:object-count="0" meta:page-count="2" meta:paragraph-count="54" meta:word-count="453" meta:character-count="2210" meta:non-whitespace-character-count="1853"/>
  </office:meta>
</office:document-meta>
</file>